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C0000004C93EBD3A4C4321A1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17b84" officeooo:paragraph-rsid="001ffcee"/>
    </style:style>
    <style:style style:name="P2" style:family="paragraph" style:parent-style-name="Text_20_body" style:list-style-name="L1">
      <style:text-properties officeooo:rsid="00217b84" officeooo:paragraph-rsid="00217b84"/>
    </style:style>
    <style:style style:name="P3" style:family="paragraph" style:parent-style-name="Text_20_body">
      <style:text-properties officeooo:rsid="0021afaa" officeooo:paragraph-rsid="0021afaa"/>
    </style:style>
    <style:style style:name="P4" style:family="paragraph" style:parent-style-name="Text_20_body">
      <style:text-properties officeooo:rsid="0021f1c3" officeooo:paragraph-rsid="0021f1c3"/>
    </style:style>
    <style:style style:name="P5" style:family="paragraph" style:parent-style-name="Text_20_body">
      <style:text-properties officeooo:rsid="00231d3d" officeooo:paragraph-rsid="00231d3d"/>
    </style:style>
    <style:style style:name="P6" style:family="paragraph" style:parent-style-name="Title">
      <style:text-properties officeooo:rsid="001ffcee" officeooo:paragraph-rsid="001ffcee"/>
    </style:style>
    <style:style style:name="P7" style:family="paragraph" style:parent-style-name="Subtitle">
      <style:text-properties officeooo:rsid="001ffcee" officeooo:paragraph-rsid="001ffce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5201in" svg:y="0.189in" svg:width="5.228in" svg:height="0.6252in" draw:z-index="0">
        <draw:image xlink:href="Pictures/100000000000027C0000004C93EBD3A4C4321A1C.jpg" xlink:type="simple" xlink:show="embed" xlink:actuate="onLoad"/>
      </draw:frame>
      <text:p text:style-name="P6">Studio-to-Transmitter Link</text:p>
      <text:p text:style-name="P7">Quick Start Guide</text:p>
      <text:p text:style-name="P1">Now that you've unpacked the box and tore into the goods, make sure that everything is here:</text:p>
      <text:list xml:id="list7769755203600868386" text:style-name="L1">
        <text:list-item>
          <text:p text:style-name="P2">STL enclosure</text:p>
        </text:list-item>
        <text:list-item>
          <text:p text:style-name="P2">Power cable</text:p>
        </text:list-item>
        <text:list-item>
          <text:p text:style-name="P2">Ethernet cable</text:p>
        </text:list-item>
        <text:list-item>
          <text:p text:style-name="P2">These instructions</text:p>
        </text:list-item>
      </text:list>
      <text:p text:style-name="P3">Place the STL in an appropriate place for your installation. We suggest a 19-inch rack, but put it anywhere safe and out of the way. Make sure you provide for a LAN connection (up to 1Gbps, 10000BaseT).</text:p>
      <text:p text:style-name="P4">You also need to route audio cables (Left and Right for stereo connections) to the STL.</text:p>
      <text:p text:style-name="P5">Once you have power and a network connection, plug in and turn on the STL. It is configured to obtain an Internet Protocol (IP) address from your DHCP server. Connect a VGA or HDMI display and USB or PS/2 keyboard to the appropriate connectors on the rear of the STL. Log in as user <text:span text:style-name="T2">'</text:span><text:span text:style-name="T1">pmwtech</text:span>' with the password '<text:span text:style-name="T1">phantommachineworks</text:span><text:span text:style-name="T2">'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Klann</meta:initial-creator>
    <meta:creation-date>2015-11-05T15:04:49.466751968</meta:creation-date>
    <dc:date>2015-11-07T21:55:53.113661823</dc:date>
    <dc:creator>David Klann</dc:creator>
    <meta:editing-duration>P1DT13H48M34S</meta:editing-duration>
    <meta:editing-cycles>6</meta:editing-cycles>
    <meta:generator>LibreOffice/5.0.2.2$Linux_X86_64 LibreOffice_project/00m0$Build-2</meta:generator>
    <meta:document-statistic meta:table-count="0" meta:image-count="1" meta:object-count="0" meta:page-count="1" meta:paragraph-count="10" meta:word-count="146" meta:character-count="821" meta:non-whitespace-character-count="689"/>
  </office:meta>
</office:document-meta>
</file>